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404cm" fo:margin-left="0.249cm" fo:margin-right="0.347cm" table:align="margins"/>
    </style:style>
    <style:style style:name="Tabelle1.A" style:family="table-column">
      <style:table-column-properties style:column-width="4.683cm" style:rel-column-width="18709*"/>
    </style:style>
    <style:style style:name="Tabelle1.B" style:family="table-column">
      <style:table-column-properties style:column-width="5.054cm" style:rel-column-width="20189*"/>
    </style:style>
    <style:style style:name="Tabelle1.C" style:family="table-column">
      <style:table-column-properties style:column-width="2.223cm" style:rel-column-width="8878*"/>
    </style:style>
    <style:style style:name="Tabelle1.D" style:family="table-column">
      <style:table-column-properties style:column-width="4.445cm" style:rel-column-width="17759*"/>
    </style:style>
    <style:style style:name="Tabelle1.1" style:family="table-row">
      <style:table-row-properties style:min-row-height="1.058cm"/>
    </style:style>
    <style:style style:name="Tabelle1.A1" style:family="table-cell">
      <style:table-cell-properties style:vertical-align="middle" fo:padding="0.049cm" fo:border="none"/>
    </style:style>
    <style:style style:name="Tabelle1.2" style:family="table-row">
      <style:table-row-properties style:min-row-height="0.926cm"/>
    </style:style>
    <style:style style:name="Tabelle1.3" style:family="table-row">
      <style:table-row-properties style:min-row-height="0.9cm"/>
    </style:style>
    <style:style style:name="Tabelle1.B3" style:family="table-cell">
      <style:table-cell-properties style:vertical-align="middle" fo:background-color="transparent" fo:padding="0.049cm" fo:border="none">
        <style:background-image/>
      </style:table-cell-properties>
    </style:style>
    <style:style style:name="Tabelle1.4" style:family="table-row">
      <style:table-row-properties style:min-row-height="0.873cm"/>
    </style:style>
    <style:style style:name="Tabelle1.A4" style:family="table-cell">
      <style:table-cell-properties style:vertical-align="middle" fo:padding="0cm" fo:border="none"/>
    </style:style>
    <style:style style:name="Tabelle1.5" style:family="table-row">
      <style:table-row-properties style:min-row-height="1.667cm"/>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Verdana" fo:font-size="8pt" style:font-size-asian="8pt" style:font-size-complex="8pt"/>
    </style:style>
    <style:style style:name="P3" style:family="paragraph" style:parent-style-name="Standard">
      <style:text-properties style:font-name="Verdana" fo:font-size="14pt" style:font-size-asian="14pt" style:font-size-complex="14pt"/>
    </style:style>
    <style:style style:name="P4" style:family="paragraph" style:parent-style-name="Standard">
      <style:paragraph-properties fo:text-align="center" style:justify-single-word="false"/>
      <style:text-properties style:font-name="Verdana" fo:font-size="14pt" style:font-size-asian="14pt" style:font-size-complex="14pt"/>
    </style:style>
    <style:style style:name="P5" style:family="paragraph" style:parent-style-name="Standard">
      <style:paragraph-properties fo:line-height="150%"/>
      <style:text-properties style:font-name="Verdana" fo:font-size="14pt" style:font-size-asian="14pt" style:font-size-complex="14pt"/>
    </style:style>
    <style:style style:name="P6" style:family="paragraph" style:parent-style-name="Standard">
      <style:paragraph-properties fo:line-height="150%"/>
      <style:text-properties style:font-name="Verdana" fo:font-size="14pt" fo:language="de" fo:country="DE" style:font-size-asian="14pt" style:font-size-complex="14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line-height="150%"/>
      <style:text-properties style:font-name="Verdana" fo:font-size="12pt" style:font-size-asian="12pt" style:font-size-complex="12pt"/>
    </style:style>
    <style:style style:name="P9" style:family="paragraph" style:parent-style-name="Standard">
      <style:paragraph-properties fo:line-height="150%" fo:text-align="start" style:justify-single-word="false"/>
      <style:text-properties style:font-name="Verdana" fo:font-size="12pt" style:font-size-asian="12pt" style:font-size-complex="12pt"/>
    </style:style>
    <style:style style:name="P10" style:family="paragraph" style:parent-style-name="Standard">
      <style:paragraph-properties fo:line-height="150%"/>
      <style:text-properties style:font-name="Verdana"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9900" style:font-name="Verdana"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9900" style:font-name="Verdana" fo:font-size="14pt" style:font-size-asian="14pt" style:font-size-complex="14pt"/>
    </style:style>
    <style:style style:name="P13" style:family="paragraph" style:parent-style-name="Standard">
      <style:paragraph-properties fo:text-align="center" style:justify-single-word="false"/>
      <style:text-properties fo:color="#009900" fo:font-weight="bold" style:font-weight-asian="bold" style:font-weight-complex="bold"/>
    </style:style>
    <style:style style:name="P14" style:family="paragraph" style:parent-style-name="Standard">
      <style:text-properties fo:font-size="12pt" style:font-size-asian="12pt" style:font-size-complex="12pt"/>
    </style:style>
    <style:style style:name="P15" style:family="paragraph" style:parent-style-name="Text_20_body">
      <style:text-properties style:font-name="Verdana" fo:font-size="10pt" style:font-size-asian="10pt" style:font-size-complex="10pt"/>
    </style:style>
    <style:style style:name="P16" style:family="paragraph" style:parent-style-name="Standard">
      <style:paragraph-properties fo:text-align="center" style:justify-single-word="false" fo:background-color="transparent">
        <style:background-image/>
      </style:paragraph-properties>
      <style:text-properties fo:color="#009900" style:font-name="Verdana" fo:font-weight="normal" fo:background-color="#ffff00" style:font-weight-asian="normal" style:font-weight-complex="normal"/>
    </style:style>
    <style:style style:name="P17" style:family="paragraph" style:parent-style-name="Standard" style:list-style-name="L1">
      <style:paragraph-properties fo:text-align="center" style:justify-single-word="false"/>
      <style:text-properties style:font-name="Verdana" fo:font-size="14pt" style:font-size-asian="14pt" style:font-size-complex="14pt"/>
    </style:style>
    <style:style style:name="P18" style:family="paragraph" style:parent-style-name="Standard" style:list-style-name="L1">
      <style:paragraph-properties fo:line-height="150%"/>
      <style:text-properties style:font-name="Verdana" fo:font-size="14pt" style:font-size-asian="14pt" style:font-size-complex="14pt"/>
    </style:style>
    <style:style style:name="P19" style:family="paragraph" style:parent-style-name="Standard" style:list-style-name="L1">
      <style:paragraph-properties fo:text-align="center" style:justify-single-word="false"/>
      <style:text-properties fo:color="#009900" style:font-name="Verdana" fo:font-size="14pt" fo:font-weight="bold" style:font-size-asian="14pt" style:font-weight-asian="bold" style:font-size-complex="14pt" style:font-weight-complex="bold"/>
    </style:style>
    <style:style style:name="P20" style:family="paragraph" style:parent-style-name="Standard" style:list-style-name="L2">
      <style:paragraph-properties fo:text-align="center" style:justify-single-word="false"/>
      <style:text-properties fo:color="#009900" style:font-name="Verdana" fo:font-size="14pt" fo:font-weight="bold" style:font-size-asian="14pt" style:font-weight-asian="bold" style:font-size-complex="14pt" style:font-weight-complex="bold"/>
    </style:style>
    <style:style style:name="P21" style:family="paragraph" style:parent-style-name="Standard" style:list-style-name="L2">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2" style:family="paragraph" style:parent-style-name="Text_20_body" style:list-style-name="L3">
      <style:text-properties style:font-name="Verdana" fo:font-size="10pt" style:font-size-asian="10pt" style:font-size-complex="10pt"/>
    </style:style>
    <style:style style:name="P23" style:family="paragraph" style:parent-style-name="Text_20_body" style:list-style-name="L4">
      <style:text-properties style:font-name="Verdana"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009900"/>
    </style:style>
    <style:style style:name="T3" style:family="text">
      <style:text-properties fo:color="#009900" fo:font-weight="bold" style:font-weight-asian="bold" style:font-weight-complex="bold"/>
    </style:style>
    <style:style style:name="T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__________________</text:p>
      <text:p text:style-name="P11"/>
      <text:p text:style-name="P11">Nanotechnologie FAQ</text:p>
      <text:p text:style-name="P11">__________________</text:p>
      <text:p text:style-name="P5"/>
      <text:p text:style-name="P5"><text:tab/><text:span text:style-name="T4">Diese Registerkarte enthält die am häufigsten gestellten Fragen während informativer Besprechungen und die Antworten darauf. Alle in den Antworten enthaltenen Informationen basieren auf den am Ende dieses Abschnitts aufgeführten Referenzen</text:span></text:p>
      <text:list xml:id="list4558918330432968232" text:style-name="L1">
        <text:list-header>
          <text:p text:style-name="P17"/>
        </text:list-header>
      </text:list>
      <text:p text:style-name="P11">______________________________</text:p>
      <text:list xml:id="list34271024" text:continue-numbering="true" text:style-name="L1">
        <text:list-header>
          <text:p text:style-name="P19"/>
        </text:list-header>
        <text:list-item>
          <text:p text:style-name="P19">Was ist die wässrige Kolloidlösung <text:s/>?</text:p>
          <text:p text:style-name="P17"><text:span text:style-name="T3"><text:s text:c="2"/>______________________________</text:span> <text:s text:c="8"/></text:p>
          <text:list>
            <text:list-header>
              <text:p text:style-name="P18"/>
            </text:list-header>
          </text:list>
        </text:list-item>
      </text:list>
      <text:p text:style-name="P9">Kolloidsystem (Kolloid, Kolloidsystem, Kolloidlösung) - heterogene Mischung, in der Regel zweiphasig, die ein System aus zwei Substanzen bildet, und eine der Substanzen wird normalerweise in der letzteren Substanz (in diesem Fall in Wasser) aufgelöst (dh. Dispersion) der dispergierten Substanz ist so intensiv, dass die Mischung physikalisch homogen erscheint, sie wird jedoch nicht auf Einzelpartikelebene gemischt.</text:p>
      <text:p text:style-name="P3"/>
      <text:p text:style-name="P4"><text:span text:style-name="T2"><text:s text:c="3"/></text:span><text:span text:style-name="T3"><text:s/>__________________________</text:span><text:span text:style-name="T2"> </text:span><text:s text:c="3"/></text:p>
      <text:p text:style-name="P11"/>
      <text:p text:style-name="P11">Was sind kolloidale Silber- </text:p>
      <text:p text:style-name="P12"><text:span text:style-name="T1">und Goldionenlösungen </text:span>?</text:p>
      <text:p text:style-name="P11">_________________________</text:p>
      <text:p text:style-name="P7"><text:s text:c="9"/></text:p>
      <text:p text:style-name="P3"/>
      <text:p text:style-name="P5"><text:tab/><text:span text:style-name="T4">Kolloidsystem (Kolloid, Kolloidlösung) - heterogenes Gemisch, normalerweise zweiphasig, das ein System aus zwei Substanzen bildet, und eine der Substanzen wird normalerweise in der letzteren Substanz verdünnt: (Silber Ag- und / oder Au-Ionen) werden in der zweiten Phase verdünnt : Wasser. </text:span></text:p>
      <text:p text:style-name="P5"><text:span text:style-name="T4"><text:tab/>Derzeit werden sie normalerweise im elektrolytischen Prozess unter Verwendung von Elektroden aus Silber oder Gold hergestellt. Seltener werden </text:span><text:soft-page-break/><text:span text:style-name="T4">sie bei der Elektrolyse wässriger Lösungen von Silber- oder Goldsalzen hergestellt. Positiv geladene Ionen werden erhalten, indem mindestens eine oder mehrere Elektronen aus dem Atom entfernt werden. Zum Beispiel: Wenn ein Elektron vom Silberatom weggebrochen wird, wird das Kation Ag + erhalten, und wenn ein Elektron vom Goldatom weggebrochen wird, wird das Kation Au + usw. erhalten. </text:span></text:p>
      <text:p text:style-name="P5"><text:tab/><text:span text:style-name="T4">Die Größe des Kations ist immer kleiner als das ursprüngliche Atom. Durch das Wegbrechen der Elektronen werden die gesamten Abstoßungskräfte zwischen den Elektronen verringert und die Elektronenwolke verringert. </text:span></text:p>
      <text:p text:style-name="P6"><text:tab/><text:span text:style-name="T4">Die Erzeugung des Kations erfordert die Bereitstellung einer Energiemenge, die als Ionisierungsenergie bezeichnet wird. Es wird durch elektrolytische Verfahren erhalten. Einige Hersteller von Ionenkolloidlösungen stabilisieren sie durch Verwendung von Polymeren verschiedener Substanzen und / oder zusätzlicher Ionen anderer Substanzen, z. die Verbindungen von Kieselsäure, Bor in der Proteinmatrix (Technologien der pharmazeutischen Synthese) und sie werden "poetisch" genannt: Mono-, Di-, Polionen. Wegen der Reaktivität freier und / oder freigesetzter Ionen, dh. Kationen Ag + und Bei der Erzeugung von schädlichem Silber und / oder anderen komplexen Substanzen im menschlichen Organismus werden sie durch Suspensionen von metallischen Silber- und Goldnanopartikeln verdrängt, die durch Laserablation von metallischem Silber oder Gold in der wässrigen Lösung erhalten werden.</text:span></text:p>
      <text:p text:style-name="Standard"/>
      <text:p text:style-name="P13">____________________________________________</text:p>
      <text:p text:style-name="P11"/>
      <text:p text:style-name="P11">Was sind echte Nanopartikel aus </text:p>
      <text:p text:style-name="P11">metallischem Silber und Gold?</text:p>
      <text:p text:style-name="P13">____________________________________________</text:p>
      <text:p text:style-name="Standard"/>
      <text:p text:style-name="P10">Dies sind Partikel aus metallischem Silber oder Gold, die durch Laserablation in wässriger Umgebung gewonnen werden. Die häufigsten Ag-Nanopartikel mit einem Durchmesser von 2-12 [nm] enthalten mehrere zehn bis einige hundert Atome und Gold (Ag) -Nanopartikel. Ihre Durchmesser betragen 12 - 18 [nm] und sie enthalten mehrere tausend Atome. In der trockenen Form - dispergiert - nehmen sie (unter anderem dank Van Der Waals-Kräfte) elektrische Oberflächenladung an, stoßen sich ab und werden durch die sogenannte <text:soft-page-break/>Fluidisierung flüchtig; Dank dessen können sie dem Behälter "wie Zigarettenrauch" entkommen. Sie können effektiv in einer Flüssigkeit gespeichert werden, z. wo sie eine wässrige, dispersive, nicht ionische Lösung bilden.</text:p>
      <text:p text:style-name="P16">------------------------------------------------------------------------------</text:p>
      <text:p text:style-name="P11">Sind kolloidale Silber- und Goldionen</text:p>
      <text:p text:style-name="P11">Elektrolytlösungen </text:p>
      <text:p text:style-name="P11">giftig oder gefährlich?</text:p>
      <text:p text:style-name="Standard"/>
      <text:p text:style-name="Standard"/>
      <text:p text:style-name="P5"><text:tab/><text:span text:style-name="T4">Dies sind Partikel aus metallischem Silber oder Gold, die durch Laserablation in wässriger Umgebung gewonnen werden. Die häufigsten Ag-Nanopartikel mit einem Durchmesser von 2-12 [nm] enthalten mehrere zehn bis einige hundert Atome und Gold (Ag) -Nanopartikel. </text:span></text:p>
      <text:p text:style-name="P8"><text:tab/>Ihre Durchmesser betragen 12 - 18 [nm] und sie enthalten mehrere tausend Atome. In der trockenen Form - dispergiert - nehmen sie (unter anderem dank Van Der Waals-Bewegungen) elektrische Oberflächenladung an, stoßen sich ab und werden durch die sogenannte Fluidisierung flüchtig; </text:p>
      <text:p text:style-name="P8"><text:tab/>Dank dessen können sie dem Behälter "wie Zigarettenrauch" entkommen. Sie können effektiv in einer Flüssigkeit gespeichert werden, z. wo sie eine wässrige, dispersive, nicht ionische Lösung bilden.</text:p>
      <text:p text:style-name="Standard"/>
      <text:p text:style-name="P2">Quelle: Zitat von BROMAT. CHEM. TOKSYKOL. - XL, 2007, 2, str. 205 - 209, Renata Żelazowska, Kazimierz Pasternak 'METALE SZLACHETNE: SREBRO (Ag), ZŁOTO (Au), PLATYNA (Pt). WI.</text:p>
      <text:p text:style-name="Standard"/>
      <text:p text:style-name="P11">Sind wässrige Lösungen von "echtem" </text:p>
      <text:p text:style-name="P11">metallischem Silber und Gold sicher?</text:p>
      <text:p text:style-name="P1"/>
      <text:p text:style-name="Standard"/>
      <text:p text:style-name="P8">Ja, sie sind sicher, da es sich um Edelmetalle handelt und sie nicht leicht mit menschlichen und / oder tierischen Organismen reagieren (siehe Frage 3). Silber und Gold, die in wässrigen Lösungen die in Produkten dieser vorkommen, weisen kugelförmige metallische Artefakte mit Durchmessern zwischen mehreren Dutzend Nanometern auf und können dank Epithel (über interzelluläre Räume) mit Urin Speichel, Schleim, Tränen, Schweiß usw. ausgeschieden werden. Gemäß den EU-Rechtsvorschriften müssen alle Nanopartikel unter 100 [nm] in der CPNP-Portalbasis registriert werden (Verordnung über kosmetische Produkte des Europäischen Parlaments und des <text:soft-page-break/>Rates Nr. 1223/2009 über die Anmeldung von Kosmetika im Register des CPNP-Portals - Cosmetics Products Notification Portal, gemäß Artikel 16 über die Benachrichtigung von Nanopartikelmaterialien und das Handbuch über die Einführung von Nanopartikelkomponenten in die Basis im Authentifizierungssystem der CPNP-Basis gibt die Anzahl der oben genannten an. Bei CPNP handelt es sich um Verschlusssachen mit einem absoluten Verbot der Offenlegung in öffentlich zugänglichen Materialien und einem Verbot der Erklärung von Informationen Präsenz auf Verpackungen, Etiketten, Informations- und Werbematerialien).</text:p>
      <text:p text:style-name="P14"/>
      <text:p text:style-name="Standard"/>
      <text:p text:style-name="Standard"/>
      <text:p text:style-name="Standard"/>
      <text:p text:style-name="Standard"/>
      <text:p text:style-name="P11">Welche Gesetze regeln die Registrierung und Vermarktung </text:p>
      <text:p text:style-name="P11">von Nanopartikelprodukten in der UE?</text:p>
      <text:p text:style-name="Standard"/>
      <text:p text:style-name="P5"><text:tab/><text:span text:style-name="T4">Gemäß dem EU-Recht müssen alle Nanopartikel, die kleiner als 100 nm sind, in der CPNP-Portaldatenbank (Kosmetikverordnung des Europäischen Parlaments und des Europarates Nr. 1223/2009 über die Anmeldung von Kosmetika im CPNP-Portal - Cosmetics Products Notification Portal) gemäß Artikel 16 über die Benachrichtigung von Nanopartikeln und dem Handbuch registriert werden Die Einführung von Nanopartikeln in die Datenbank in das CPNP-Basisauthentifizierungssystem stellt die Referenznummer der oben genannten CPNP-Datenbank als geschützte Informationen dar, wobei ein absolutes Verbot der Veröffentlichung in den öffentlichen Materialien sowie das Verbot der Kennzeichnung auf Verpackungen, Etiketten und Informations- und Werbematerialien besteht)</text:span></text:p>
      <text:p text:style-name="P14"/>
      <text:p text:style-name="Standard"/>
      <text:p text:style-name="Standard"/>
      <text:p text:style-name="P11">Sind die Produkte von nanoBeauty legal und sicher?</text:p>
      <text:p text:style-name="Standard"/>
      <text:p text:style-name="P8"/>
      <text:p text:style-name="P8">Produkte dieser erhielten die Referenznummer im CPNP-Register, nachdem alle von der Kosmetikverordnung des Europäischen Parlaments und des Europarates Nr. 1223/2009 über die Anmeldung von Kosmetika im CPNP-Portal <text:soft-page-break/>- Cosmetics Products Notification Portal gemäß Artikel 16 geforderten Attribute <text:s/>und die Benachrichtigungsstelle beim CPNP <text:s/>erfüllt wurden.</text:p>
      <text:p text:style-name="Standard"/>
      <text:p text:style-name="Standard"/>
      <text:list xml:id="list6917483450530798987" text:style-name="L2">
        <text:list-header>
          <text:p text:style-name="P21"/>
          <text:p text:style-name="P20">Wie unterscheidet man wässrige Nanopartikellösungen </text:p>
          <text:p text:style-name="P20">von metallischem Silber und / oder Gold </text:p>
          <text:p text:style-name="P20">von ionischen Elektrolytlösungen?</text:p>
        </text:list-header>
      </text:list>
      <text:p text:style-name="Standard"/>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Standard">Eigenschaften</text:p>
          </table:table-cell>
          <table:table-cell table:style-name="Tabelle1.A1" table:number-columns-spanned="2" office:value-type="string">
            <text:p text:style-name="Standard">Eigenschaften echten Lösungen </text:p>
          </table:table-cell>
          <table:covered-table-cell/>
          <table:table-cell table:style-name="Tabelle1.A1" table:number-rows-spanned="2" office:value-type="string">
            <text:p text:style-name="Standard">Ionenkolloide</text:p>
          </table:table-cell>
        </table:table-row>
        <table:table-row table:style-name="Tabelle1.2">
          <table:covered-table-cell/>
          <table:table-cell table:style-name="Tabelle1.A1" office:value-type="string">
            <text:p text:style-name="Table_20_Contents">Ag(nano)</text:p>
          </table:table-cell>
          <table:table-cell table:style-name="Tabelle1.A1" office:value-type="string">
            <text:p text:style-name="Table_20_Contents">Au(nano)</text:p>
          </table:table-cell>
          <table:covered-table-cell/>
        </table:table-row>
        <table:table-row table:style-name="Tabelle1.3">
          <table:table-cell table:style-name="Tabelle1.A1" office:value-type="string">
            <text:p text:style-name="Standard">Produktionsmethode</text:p>
          </table:table-cell>
          <table:table-cell table:style-name="Tabelle1.B3" table:number-columns-spanned="2" office:value-type="string">
            <text:p text:style-name="Standard">Laserablation</text:p>
          </table:table-cell>
          <table:covered-table-cell/>
          <table:table-cell table:style-name="Tabelle1.A1" office:value-type="string">
            <text:p text:style-name="Standard">Elektrolyse</text:p>
          </table:table-cell>
        </table:table-row>
        <table:table-row table:style-name="Tabelle1.4">
          <table:table-cell table:style-name="Tabelle1.A4" office:value-type="string">
            <text:p text:style-name="Table">Farbe</text:p>
          </table:table-cell>
          <table:table-cell table:style-name="Tabelle1.A1" office:value-type="string">
            <text:p text:style-name="Table_20_Contents">braun</text:p>
          </table:table-cell>
          <table:table-cell table:style-name="Tabelle1.A1" office:value-type="string">
            <text:p text:style-name="Table_20_Contents">rot</text:p>
          </table:table-cell>
          <table:table-cell table:style-name="Tabelle1.A1" office:value-type="string">
            <text:p text:style-name="Table_20_Contents">farblos</text:p>
          </table:table-cell>
        </table:table-row>
        <table:table-row table:style-name="Tabelle1.5">
          <table:table-cell table:style-name="Tabelle1.A1" office:value-type="string">
            <text:p text:style-name="Standard">Laserlichtstrahl-Test</text:p>
          </table:table-cell>
          <table:table-cell table:style-name="Tabelle1.A1" table:number-columns-spanned="2" office:value-type="string">
            <text:p text:style-name="Standard">Funkenbildung von Nanopartikeln </text:p>
            <text:p text:style-name="Standard">auf der Lichtlinie</text:p>
          </table:table-cell>
          <table:covered-table-cell/>
          <table:table-cell table:style-name="Tabelle1.A1" office:value-type="string">
            <text:p text:style-name="Table_20_Contents">Keine Effekte</text:p>
          </table:table-cell>
        </table:table-row>
      </table:table>
      <text:p text:style-name="Standard"/>
      <text:p text:style-name="Standard"/>
      <text:p text:style-name="Standard"/>
      <text:p text:style-name="P11">Welche Einheiten werden zur Bestimmung von </text:p>
      <text:p text:style-name="P11">Nanopartikeln in Produkten </text:p>
      <text:p text:style-name="P11">und Lösungen verwendet?</text:p>
      <text:p text:style-name="Standard"/>
      <text:p text:style-name="Standard"/>
      <text:p text:style-name="P5"><text:tab/><text:span text:style-name="T4">(Englische Teile pro Million) - Ausdrucksweise stark verdünnte Lösungen chemischer Verbindungen. Die Konzentration ist eine Ableitung der Molenfraktion und bestimmt, wie viele Partikel der chemischen Verbindung auf 1 Million Teile der Lösung fallen.</text:span></text:p>
      <text:p text:style-name="P8">1ppm = 1/10 &amp; sup6; = 1 x 10 &amp; sup5; = 1 x 10 &amp; sup6;% tj. (ein Millionstel, ein Zehntausendstel eines Prozent) Bei einer <text:tab/>Gasgemischkonzentration, ausgedrückt in ppm, durch Multiplikation der letzteren mit einer Million Bei flüssigen Lösungen ist die Situation kompliziert, da Dichte und Molekülmasse berücksichtigt werden müssen. </text:p>
      <text:p text:style-name="P8"><text:tab/>Die Einheit [ppm] wird manchmal für die Angabe des Massenanteils verwendet, in diesem Fall sollten jedoch spezielle Informationen durch Schreiben eingefügt werden, beispielsweise ppm (nach Gewicht). </text:p>
      <text:p text:style-name="P5"><text:span text:style-name="T4"><text:tab/>Wenn nach der Abkürzung ppm keine zusätzlichen Informationen </text:span><text:soft-page-break/><text:span text:style-name="T4">vorliegen, wird davon ausgegangen, dass auf den Molanteil Bezug genommen </text:span><text:span text:style-name="T4">wird.</text:span></text:p>
      <text:p text:style-name="Standard"/>
      <text:p text:style-name="Standard"/>
      <text:p text:style-name="Standard"><text:s/></text:p>
      <text:p text:style-name="Standard"/>
      <text:p text:style-name="Standard"/>
      <text:p text:style-name="P4"/>
      <text:p text:style-name="P11">Was bedeutet "INCI"?</text:p>
      <text:p text:style-name="Standard"/>
      <text:p text:style-name="Standard"/>
      <text:p text:style-name="P5"><text:tab/><text:span text:style-name="T4">Gemäß den EU-Rechtsvorschriften muss die Zusammensetzung jedes Kosmetikums in der INCI-Nomenklatur (Internationale Nomenklatur kosmetischer Inhaltsstoffe) angegeben werden. </text:span></text:p>
      <text:p text:style-name="P8"><text:tab/>Diese Erklärung muss auf der Verpackung des Produkts oder auf dem Beipackzettel stehen, wenn die Verpackung zu klein ist. Die Nomenklatur ist international. </text:p>
      <text:p text:style-name="P8"><text:tab/>Noch in 1997 hat die Europäische Union eine genaue Liste von Bestandteilen festgelegt, die in absteigender Reihenfolge nach Beträgen angegeben werden sollten.</text:p>
      <text:p text:style-name="Standard"/>
      <text:p text:style-name="Standard"/>
      <text:p text:style-name="P11">Warum können Produkte mit Nanopartikeln </text:p>
      <text:p text:style-name="P11">ihre Farbe verändern?</text:p>
      <text:p text:style-name="Standard"/>
      <text:p text:style-name="P5"><text:tab/><text:span text:style-name="T4">Produkte, die Nanopartikel enthalten, können ihre Farbe verändern, da sie optische Natur ist und nicht chemisch gefärbt.</text:span></text:p>
      <text:p text:style-name="P8"/>
      <text:p text:style-name="P8"><text:tab/>Unter verschiedenen Bedingungen, abhängig von der Temperatur, der Art des Lichts (Tageslicht, Tageslicht, künstliche LED, Leuchtstofflampen, Glühlampen usw.) und der räumlichen Anordnung der Nanopartikel-Komponenten des Präparats, z. Schattierungen von grau bis rosa. </text:p>
      <text:p text:style-name="P8"><text:tab/>Die Zusammensetzung und der Inhalt des Gewichts und, was am wichtigsten ist, die Wirksamkeit des Vorgangs - sind unveränderlich und innerhalb der auf der Verpackung angegebenen Garantiezeit garantiert.</text:p>
      <text:p text:style-name="P5"/>
      <text:p text:style-name="P5"><text:tab/><text:span text:style-name="T4">Ebenso kann der Geschmack der Zubereitungen spürbar variieren: von </text:span><text:soft-page-break/><text:span text:style-name="T4">süß bis bitter bis sauer. Sie hängt vom aktuellen pH-Wert der Zunge und der </text:span><text:span text:style-name="T4">subjektiven Geschmacksbewertung ab.</text:span></text:p>
      <text:p text:style-name="P14"/>
      <text:p text:style-name="P11">Welche Referenzen und Studien liefern Informationen zu </text:p>
      <text:p text:style-name="P11">Silber- und Goldnanopartikeln?</text:p>
      <text:p text:style-name="Standard"/>
      <text:p text:style-name="Standard"/>
      <text:p text:style-name="Standard"/>
      <text:p text:style-name="P15">^H.Lu et al. (2011). "Seed-mediated Plasmon-driven Regrowth of Silver Nanodecahedrons (NDs)". Plasmonics 7 (1): 167–173. doi:10.1007/s11468-011-9290-8.</text:p>
      <text:list xml:id="list2383334687841968834" text:style-name="L3">
        <text:list-item>
          <text:p text:style-name="P22">^Stepanov, A. L.; Popok, V. N.; Hole, D. E. (2002). Glass Physics and Chemistry 28 (2): 90. doi:10.1023/A:1015377530708.</text:p>
        </text:list-item>
        <text:list-item>
          <text:p text:style-name="P22">^ Magnetic antimicrobial nanocomposite based on bacterial cellulose and silver nanoparticles Manthiriyappan Sureshkumar, Dessy Yovita Siswanto and Cheng-Kang Lee, J. Mater. Chem., 2010, 20, 6948-6955.</text:p>
        </text:list-item>
        <text:list-item>
          <text:p text:style-name="P22">^ Montazer, Majid; Farbod Alimohammadi, Ali Shamei, Mohammad Karim Rahimi (Jan 2012). "In situ synthesis of nano silver on cotton using Tollens’ reagent". Carbohydrate Polymers 87: 1706– 1712. doi:10.1016/j.carbpol.2011.09.079.</text:p>
        </text:list-item>
        <text:list-item>
          <text:p text:style-name="P22">^ Samsung's Silver Nano Washer Ads Reportedly Exaggerated, Nov 21, 2005</text:p>
        </text:list-item>
        <text:list-item>
          <text:p text:style-name="P22">^ Johnston HJ, Hutchison G, Christensen FM, Peters S, Hankin S, Stone V (April 2010). "A review of the in vivo and in vitro toxicity of silver and gold particulates: particle attributes and biological mechanisms responsible for the observed toxicity". Crit. Rev. Toxicol. 40 (4): 328–46. doi:10.3109/10408440903453074. PMID20128631.</text:p>
        </text:list-item>
        <text:list-item>
          <text:p text:style-name="P22">^ Ahamed M, Alsalhi MS, Siddiqui MK (December 2010). "Silver nanoparticle applications and human health". Clin. Chim. Acta 411 (23–24): 1841–8. doi:10.1016/j.cca.2010.08.016. PMID20719239.</text:p>
        </text:list-item>
        <text:list-item>
          <text:p text:style-name="P22">^ Qin, Yimin (2005). "Silver-containing alginate fibres and dressings". International Wound Journal 2 (2): 172–6. doi:10.1111/j.1742-4801.2005.00101.x. PMID16722867.</text:p>
        </text:list-item>
        <text:list-item>
          <text:p text:style-name="P22">^ Hermans MH (2006). "Silver-containing dressings and the need for evidence". The American journal of nursing 106 (12): 60–8; quiz 68–9. doi:10.1097/00000446-200612000-00025. PMID17133010.</text:p>
        </text:list-item>
        <text:list-item>
          <text:p text:style-name="P22">^ Chopra, I. (2007). "The increasing use of silver-based products as antimicrobial agents: a useful development or a cause for concern?". Journal of Antimicrobial Chemotherapy 59 (4): 587–90. doi:10.1093/jac/dkm006. PMID17307768.</text:p>
        </text:list-item>
        <text:list-item>
          <text:p text:style-name="P22">^ a b Atiyeh BS, Costagliola M, Hayek SN, Dibo SA (2007). "Effect of silver on burn wound infection control and healing: review of the literature". Burns 33 (2): 139–48. doi:10.1016/j.burns.2006.06.010. PMID17137719.</text:p>
        </text:list-item>
      </text:list>
      <text:list xml:id="list7043301999013790536" text:style-name="L4">
        <text:list-item>
          <text:p text:style-name="P23">^ Lansdown AB (2006). "Silver in health care: antimicrobial effects and safety in use". Current Problems in Dermatology 33: 17–34. doi:10.1159/000093928. PMID16766878.</text:p>
        </text:list-item>
        <text:list-item>
          <text:p text:style-name="P23">^ Holmstrup, P (1991). "Reactions of the oral mucosa related to silver amalgam: a review". Journal of Oral Pathology &amp; Medicine 20 (1): 1–7. PMID2002442.</text:p>
        </text:list-item>
        <text:list-item>
          <text:p text:style-name="P23">^ Trop, Marji, Michael Novak, Siegfried Rodl, Bengt Hellbom, Wolfgang Kroell, and Walter Goeseeler (2006). "Silver-coated dressing acticaot caused raised liver enzymes and argyris-like symptoms in burn patient". The Journal of Trauma, Injury, Infection and Critical Care 60 (3): 648–652. doi:10.1097/01.ta.0000208126.22089.b6.</text:p>
        </text:list-item>
        <text:list-item>
          <text:p text:style-name="P23">^ Parkes, A. (2006). "Silver-coated dressing Acticoat". Journal of Trauma-Injury Infection &amp; Critical Care 61 (1): 239–40. doi:10.1097/01.ta.0000224131.40276.14.</text:p>
        </text:list-item>
        <text:list-item>
          <text:p text:style-name="P23">^ Different sizes of colloidal gold particles.</text:p>
        </text:list-item>
        <text:list-item>
          <text:p text:style-name="P23"><text:soft-page-break/>^ Bernhard Wessling, Conductive Polymer / Solvent Systems: Solutions or Dispersions?, 1996 (on-line here)</text:p>
        </text:list-item>
        <text:list-item>
          <text:p text:style-name="P23">^ University of Edinburgh School of Physics: Colloids (mentions Elixir of Life) 20.^ Paul Mulvaney, University of Melbourne, The beauty and elegance of Nanocrystals, Use since Roman times</text:p>
        </text:list-item>
        <text:list-item>
          <text:p text:style-name="P23">^ C. N. Ramachandra Rao, Giridhar U. Kulkarni, P. John Thomasa, Peter P. Edwards, Metal nanoparticles and their assemblies, Chem. Soc. Rev., 2000, 29, 27-35. (on-line here; mentions Cassius and Kunchel)</text:p>
        </text:list-item>
        <text:list-item>
          <text:p text:style-name="P23">^ S.Zeng et al. (2011). "A review on functionalized gold nanoparticles for biosensing applications". Plasmonics 6 (3): 491-506. doi:10.1007/s11468-011-9228-1.</text:p>
        </text:list-item>
        <text:list-item>
          <text:p text:style-name="P23">^ a b Sharma, Vivek; Park, Kyoungweon; Srinivasarao, Mohan (2009). "Colloidal dispersion of gold nanorods: Historical background, optical properties, seed-mediated synthesis, shape separation and self-assembly". Material Science and Engineering Reports 65 (1–3): 1–38. doi:10.1016/j.mser.2009.02.002.</text:p>
        </text:list-item>
        <text:list-item>
          <text:p text:style-name="P23">^ a b V. R. Reddy, "Gold Nanoparticles: Synthesis and Applications" 2006, 1791, and references therein</text:p>
        </text:list-item>
        <text:list-item>
          <text:p text:style-name="P23">^ Michael Faraday, Philosophical Transactions of the Royal Society, London, 1857</text:p>
        </text:list-item>
        <text:list-item>
          <text:p text:style-name="P23">^ Gay-Lussac (1832). "Ueber den Cassius'schen Goldpurpur". Annalen der Physik 101 (8): 629–630. Bibcode 1832AnP...101..629G. doi:10.1002/andp.18321010809.</text:p>
        </text:list-item>
        <text:list-item>
          <text:p text:style-name="P23">^ Berzelius, J. J. (1831). "Ueber den Cassius' schen Goldpurpur". Annalen der Physik 98 (6): 306–308. Bibcode 1831AnP....98..306B. doi:10.1002/andp.18310980613.</text:p>
        </text:list-item>
        <text:list-item>
          <text:p text:style-name="P23">^ Faraday, M. (1857). "Experimental Relations of Gold (and Other Metals) to Light,". Philos. Trans. R. Soc. London 147: 145. doi:10.1098/rstl.1857.0011.</text:p>
        </text:list-item>
        <text:list-item>
          <text:p text:style-name="P23">^ Zsigmondy, Richard (December 11, 1926). "Properties of colloids". Nobel Foundation. Retrieved 2009</text:p>
        </text:list-item>
        <text:list-item>
          <text:p text:style-name="P23">^ S.Zeng et al. (2012). "Size dependence of Au NP-enhanced surface plasmon resonance based on differential phase measurement". Sensors and Actuators B: Chemical. doi:10.1016/j.snb.2012.09.073.</text:p>
        </text:list-item>
        <text:list-item>
          <text:p text:style-name="P23">^ J. Turkevich, P. C. Stevenson, J. Hillier, "A study of the nucleation and growth processes in the synthesis of colloidal gold", Discuss. Faraday. Soc. 1951, 11, 55-75.</text:p>
        </text:list-item>
        <text:list-item>
          <text:p text:style-name="P23">^ J. Kimling, M. Maier, B. Okenve, V. Kotaidis, H. Ballot, A. Plech, "Turkevich Method for Gold Nanoparticle Synthesis Revisited", J. Phys. Chem. B 2006, 110, 15700-15707.</text:p>
        </text:list-item>
        <text:list-item>
          <text:p text:style-name="P23">^ a b G. Frens, "Particle size and sol stability in metal colloids", Colloid &amp; Polymer Science 1972, 250, 736-741.</text:p>
        </text:list-item>
        <text:list-item>
          <text:p text:style-name="P23">^ a b G. Frens, "Controlled nucleation for the regulation of the particle size in monodisperse gold suspensions", Nature (London), Phys. Sci. 1973, 241, 20-22.</text:p>
        </text:list-item>
        <text:list-item>
          <text:p text:style-name="P23">^ BK Pong et al. J. Phys. Chem. C, 111 (17), 6281 -6287, 2007. New Insights on the Nanoparticle Growth Mechanism in the Citrate Reduction of Gold(III) Salt: Formation of the Au Nanowire Intermediate and Its Nonlinear Optical Properties</text:p>
        </text:list-item>
        <text:list-item>
          <text:p text:style-name="P23">^ M. Brust; M. Walker; D. Bethell; D. J. Schiffrin; R. Whyman (1994). "Synthesis of Thiol-derivatised Gold Nanoparticles in a Two-phase Liquid-Liquid System". Chem. Commun. (7): 801. doi:10.1039/C39940000801.</text:p>
        </text:list-item>
        <text:list-item>
          <text:p text:style-name="P23">^ Manna, A.; Chen, P.; Akiyama, H.; Wei, T.; Tamada, K.; Knoll, W. (2003). "Optimized Photoisomerization on Gold Nanoparticles Capped by Unsymmetrical Azobenzene Disulfides". Chem. Mater. 15 (1): 20–28. doi:10.1021/cm0207696.</text:p>
        </text:list-item>
        <text:list-item>
          <text:p text:style-name="P23">^ S.D. Perrault; W.C.W. Chan (2009). "Synthesis and Surface Modification of Highly Monodispersed, Spherical Gold Nanoparticles of 50-200 nm". J. Am. Chem. Soc. 131 (47): 17042–3. doi:10.1021/ja907069u. PMID19891442.</text:p>
        </text:list-item>
        <text:list-item>
          <text:p text:style-name="P23">^ Jianling Zhang; Jimin Du; Buxing Han; Zhimin Liu; Tao Jiang; Zhaofu Zhang (2006). <text:soft-page-break/>"Sonochemical Formation of Single-Crystalline Gold Nanobelts". Angew. Chem. 118 (7): 1134–7. doi:10.1002/ange.200503762.</text:p>
        </text:list-item>
        <text:list-item>
          <text:p text:style-name="P23">^ "Colloidal gold, a useful marker for transmission and scanning electron microscopy" by M Horisberger Journal of Histochemistry and Cytochemistry Volume 25, Issue 4, pp. 295-305, 04/01/1977 [1] "</text:p>
        </text:list-item>
        <text:list-item>
          <text:p text:style-name="P23">^Staphylococcal protein a bound to colloidal gold: A useful reagent to label antigen-antibody sites in electron microscopy", by Egidio L Romanoa and Mirtha Romanoa. Immunochemistry Volume 14, Issues 9-10, September–October 1977, Pages 711-715, doi:10.1016/0019 2791(77)90146-X</text:p>
        </text:list-item>
        <text:list-item>
          <text:p text:style-name="P23">^ Simultaneous visualization of chromosome bands and hybridization signal using colloidal-gold labeling in electron microscopy [2]</text:p>
        </text:list-item>
        <text:list-item>
          <text:p text:style-name="P23">^ Double labeling with colloidal gold particles of different sizes</text:p>
        </text:list-item>
        <text:list-item>
          <text:p text:style-name="P23">^ Amelioration of collagen-induced arthritis in rats by nanogold.</text:p>
        </text:list-item>
        <text:list-item>
          <text:p text:style-name="P23">^ "BMJ case reports: Chrysiasis"</text:p>
        </text:list-item>
        <text:list-item>
          <text:p text:style-name="P23">^ Drug Reference for EMS Providers, Richard K.Beck, 2002, pages 164-165: auranofin and Aurothioglucose side effects &amp; overdose</text:p>
        </text:list-item>
        <text:list-item>
          <text:p text:style-name="P23">^ Auranofin complete list of warnings,precautions and reactions various inflammations</text:p>
        </text:list-item>
        <text:list-item>
          <text:p text:style-name="P23">^ Aurothioglucose Suspension adverse:</text:p>
        </text:list-item>
        <text:list-item>
          <text:p text:style-name="P23">^ Gold sodium thiomalate: adverse effects including allergy to gold, tolerance to gold decreasing with age, skin and renal complications.</text:p>
        </text:list-item>
        <text:list-item>
          <text:p text:style-name="P23">^ Therapeutic possibilities of plasmonically heated gold nanoparticles.</text:p>
        </text:list-item>
        <text:list-item>
          <text:p text:style-name="P23">^ Paclitaxel-Functionalized Gold Nanoparticles Jacob D. Gibson, Bishnu P. Khanal, and Eugene R. Zubarev J. Am. Chem. Soc. 2007, 129, 11653-11661 doi:10.1021/ja075181k</text:p>
        </text:list-item>
        <text:list-item>
          <text:p text:style-name="P23">^ Qian, Ximei. "In vivo tumor targeting and spectroscopic detection with surface-enhanced Raman nanoparticle tags." Nature Biotechnology. 2008. Vol 26 No 1.</text:p>
        </text:list-item>
        <text:list-item>
          <text:p text:style-name="P23">^ Hainfeld, James et al. "The use of gold nanoparticles to enhance radiotherapy in mice." Phys. Med. Biol. 2004. Vol 49 N309-315</text:p>
        </text:list-item>
        <text:list-item>
          <text:p text:style-name="P23">^ McMahon, Stephen et al. "Biological consequences of nanoscale energy deposition near irradiated heavy atom nanoparticles." Nature Scientific Reports</text:p>
        </text:list-item>
        <text:list-item>
          <text:p text:style-name="P23">^ Guo T, Nikolaev P, Rinzler D, Tomanek DT, Colbert DT, Smalley RE (1995). "Self-Assembly of Tubular Fullerenes". J. Phys. Chem. 99 (27): 10694–7. doi:10.1021/j100027a002.</text:p>
        </text:list-item>
        <text:list-item>
          <text:p text:style-name="P23">^ Guo T, Nikolaev P, Thess A, Colbert DT, Smalley RE (1995). "Catalytic growth of single-walled nanotubes by laser vaporization". Chem. Phys. Let. 243: 49. Bibcode 1995CPL...243...49B. doi:10.1016/0009-2614(95)00825-O.</text:p>
        </text:list-item>
        <text:list-item>
          <text:p text:style-name="P23">^ Robert Eason - Pulsed Laser Deposition of Thin Films: Applications-Led Growth of Functional Materials Wiley-Interscience | 2006 | ISBN: 0471447099</text:p>
        </text:list-item>
        <text:list-item>
          <text:p text:style-name="P23">^ Kuang S, Doran SA, Wilson RJ, Goss GG, Goldberg JI (2002). "Serotonergic sensory-motor neurons mediate a behavioral response to hypoxia in pond snail embryos". J. Neurobiol. 52 (1): 73–83. doi:10.1002/neu.10071. PMID12115895.</text:p>
        </text:list-item>
        <text:list-item>
          <text:p text:style-name="P23">^ Valcavi R, Riganti F, Bertani A, Formisano D, Pacella CM. (2010). "Percutaneous Laser Ablation of Cold Benign Thyroid Nodules: A 3-Year Follow-Up Study in 122 Patients". Thyroid. 20:11.</text:p>
        </text:list-item>
        <text:list-item>
          <text:p text:style-name="P23">^ Pacella CM , Francica G , Di Lascio FM , Arienti V , Antico E , Caspani B , Magnolfi F , Megna AS , Pretolani S , Regine R , Sponza M , Stasi R . (giugno 2009). "Long-term outcome of cirrhotic patients with early hepatocellular carcinoma treated with ultrasound-guided percutaneous laser ablation: a retrospective analysis". J C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Mazur</meta:initial-creator>
    <meta:creation-date>2018-12-15T14:07:16.40</meta:creation-date>
    <dc:date>2020-03-19T08:04:00.96</dc:date>
    <meta:editing-duration>PT19H19M41S</meta:editing-duration>
    <meta:editing-cycles>37</meta:editing-cycles>
    <meta:generator>OpenOffice/4.1.7$Win32 OpenOffice.org_project/417m1$Build-9800</meta:generator>
    <meta:document-statistic meta:table-count="1" meta:image-count="0" meta:object-count="0" meta:page-count="9" meta:paragraph-count="135" meta:word-count="2699" meta:character-count="19849"/>
  </office:meta>
</office:document-meta>
</file>